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" style:family="table">
      <style:table-properties style:width="15.926cm" fo:margin-left="0cm" fo:margin-top="0cm" fo:margin-bottom="0cm" table:align="left"/>
    </style:style>
    <style:style style:name="Tabela1.A" style:family="table-column">
      <style:table-column-properties style:column-width="15.92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="0.176cm" fo:border="1pt solid #000000"/>
    </style:style>
    <style:style style:name="Tabela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2" style:family="table">
      <style:table-properties style:width="15.926cm" fo:margin-left="0cm" fo:margin-top="0cm" fo:margin-bottom="0cm" table:align="left"/>
    </style:style>
    <style:style style:name="Tabela2.A" style:family="table-column">
      <style:table-column-properties style:column-width="15.92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padding="0.176cm" fo:border="1pt solid #000000"/>
    </style:style>
    <style:style style:name="Tabela2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3" style:family="table">
      <style:table-properties style:width="15.926cm" fo:margin-left="0cm" fo:margin-top="0cm" fo:margin-bottom="0cm" table:align="left"/>
    </style:style>
    <style:style style:name="Tabela3.A" style:family="table-column">
      <style:table-column-properties style:column-width="15.92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" fo:padding="0.176cm" fo:border="1pt solid #000000"/>
    </style:style>
    <style:style style:name="Tabela3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4" style:family="table">
      <style:table-properties style:width="15.926cm" fo:margin-left="0cm" fo:margin-top="0cm" fo:margin-bottom="0cm" table:align="left"/>
    </style:style>
    <style:style style:name="Tabela4.A" style:family="table-column">
      <style:table-column-properties style:column-width="15.92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" fo:padding="0.176cm" fo:border="1pt solid #000000"/>
    </style:style>
    <style:style style:name="Tabela4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00%" fo:orphans="0" fo:widows="0"/>
      <style:text-properties officeooo:paragraph-rsid="0001eaea"/>
    </style:style>
    <style:style style:name="P4" style:family="paragraph" style:parent-style-name="Standard">
      <style:paragraph-properties fo:line-height="100%" fo:orphans="0" fo:widows="0"/>
      <style:text-properties officeooo:paragraph-rsid="0003b1c2"/>
    </style:style>
    <style:style style:name="P5" style:family="paragraph" style:parent-style-name="Standard">
      <style:paragraph-properties fo:line-height="100%" fo:orphans="0" fo:widows="0"/>
      <style:text-properties officeooo:paragraph-rsid="00048e6d"/>
    </style:style>
    <style:style style:name="P6" style:family="paragraph" style:parent-style-name="Standard">
      <style:paragraph-properties fo:line-height="100%" fo:text-align="center" style:justify-single-word="false" fo:orphans="0" fo:widows="0"/>
      <style:text-properties officeooo:paragraph-rsid="0003b1c2"/>
    </style:style>
    <style:style style:name="P7" style:family="paragraph" style:parent-style-name="Standard">
      <style:paragraph-properties fo:line-height="100%" fo:text-align="start" style:justify-single-word="false" fo:orphans="0" fo:widows="0"/>
      <style:text-properties officeooo:paragraph-rsid="0003b1c2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text-properties officeooo:paragraph-rsid="0001eaea"/>
    </style:style>
    <style:style style:name="P10" style:family="paragraph" style:parent-style-name="Standard">
      <style:text-properties officeooo:paragraph-rsid="0003b1c2"/>
    </style:style>
    <style:style style:name="P11" style:family="paragraph" style:parent-style-name="Standard">
      <style:paragraph-properties fo:line-height="100%" fo:orphans="0" fo:widows="0"/>
      <style:text-properties fo:font-weight="bold" officeooo:rsid="000783e6" officeooo:paragraph-rsid="000783e6" style:font-weight-asian="bold" style:font-weight-complex="bold"/>
    </style:style>
    <style:style style:name="P12" style:family="paragraph" style:parent-style-name="Standard">
      <style:text-properties fo:font-size="18pt" fo:font-weight="bold" style:font-size-asian="18pt" style:font-weight-asian="bold" style:font-size-complex="18pt"/>
    </style:style>
    <style:style style:name="P13" style:family="paragraph" style:parent-style-name="Standard">
      <style:paragraph-properties fo:break-before="page"/>
      <style:text-properties officeooo:paragraph-rsid="0003b1c2"/>
    </style:style>
    <style:style style:name="P14" style:family="paragraph" style:parent-style-name="Standard" style:master-page-name="Standard">
      <style:paragraph-properties fo:text-align="center" style:justify-single-word="false" style:page-number="1"/>
      <style:text-properties fo:font-size="12pt" style:font-size-asian="12pt" style:font-size-complex="12pt"/>
    </style:style>
    <style:style style:name="P15" style:family="paragraph" style:parent-style-name="Standard">
      <style:text-properties officeooo:paragraph-rsid="0003b1c2"/>
    </style:style>
    <style:style style:name="P16" style:family="paragraph" style:parent-style-name="Standard">
      <style:paragraph-properties fo:line-height="100%" fo:orphans="0" fo:widows="0"/>
      <style:text-properties officeooo:paragraph-rsid="0008c5c9"/>
    </style:style>
    <style:style style:name="P17" style:family="paragraph" style:parent-style-name="Standard">
      <style:paragraph-properties fo:line-height="100%" fo:text-align="center" style:justify-single-word="false" fo:orphans="0" fo:widows="0"/>
      <style:text-properties officeooo:paragraph-rsid="0008c5c9"/>
    </style:style>
    <style:style style:name="P18" style:family="paragraph" style:parent-style-name="Standard">
      <style:paragraph-properties fo:line-height="100%" fo:text-align="start" style:justify-single-word="false" fo:orphans="0" fo:widows="0"/>
      <style:text-properties officeooo:paragraph-rsid="0008c5c9"/>
    </style:style>
    <style:style style:name="P19" style:family="paragraph" style:parent-style-name="Standard">
      <style:paragraph-properties fo:line-height="100%" fo:orphans="0" fo:widows="0"/>
      <style:text-properties fo:font-weight="bold" officeooo:rsid="000783e6" officeooo:paragraph-rsid="0008c5c9" style:font-weight-asian="bold" style:font-weight-complex="bold"/>
    </style:style>
    <style:style style:name="P20" style:family="paragraph" style:parent-style-name="Standard">
      <style:text-properties officeooo:paragraph-rsid="0008c5c9"/>
    </style:style>
    <style:style style:name="P21" style:family="paragraph" style:parent-style-name="Standard">
      <style:paragraph-properties fo:break-before="page"/>
      <style:text-properties officeooo:paragraph-rsid="0008c5c9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1e9f2" style:font-weight-asian="bold"/>
    </style:style>
    <style:style style:name="T3" style:family="text">
      <style:text-properties fo:font-weight="bold" officeooo:rsid="0001eaea" style:font-weight-asian="bold"/>
    </style:style>
    <style:style style:name="T4" style:family="text">
      <style:text-properties fo:font-weight="bold" officeooo:rsid="0003b1c2" style:font-weight-asian="bold"/>
    </style:style>
    <style:style style:name="T5" style:family="text">
      <style:text-properties fo:font-weight="bold" officeooo:rsid="00048e6d" style:font-weight-asian="bold"/>
    </style:style>
    <style:style style:name="T6" style:family="text">
      <style:text-properties fo:font-weight="bold" officeooo:rsid="0008c5c9" style:font-weight-asian="bold"/>
    </style:style>
    <style:style style:name="T7" style:family="text">
      <style:text-properties fo:font-weight="bold" officeooo:rsid="0008c5c9" style:font-weight-asian="bold" style:font-weight-complex="bold"/>
    </style:style>
    <style:style style:name="T8" style:family="text">
      <style:text-properties fo:font-weight="bold" officeooo:rsid="000951ea" style:font-weight-asian="bold" style:font-weight-complex="bold"/>
    </style:style>
    <style:style style:name="T9" style:family="text">
      <style:text-properties fo:font-weight="bold" officeooo:rsid="0008c8f9" style:font-weight-asian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1e9f2" style:font-weight-asian="normal" style:font-weight-complex="normal"/>
    </style:style>
    <style:style style:name="T12" style:family="text">
      <style:text-properties fo:font-weight="normal" officeooo:rsid="0001eaea" style:font-weight-asian="normal" style:font-weight-complex="normal"/>
    </style:style>
    <style:style style:name="T13" style:family="text">
      <style:text-properties fo:font-weight="normal" officeooo:rsid="0003b1c2" style:font-weight-asian="normal" style:font-weight-complex="normal"/>
    </style:style>
    <style:style style:name="T14" style:family="text">
      <style:text-properties fo:font-weight="normal" officeooo:rsid="00048e6d" style:font-weight-asian="normal" style:font-weight-complex="normal"/>
    </style:style>
    <style:style style:name="T15" style:family="text">
      <style:text-properties fo:font-weight="normal" officeooo:rsid="000783e6" style:font-weight-asian="normal" style:font-weight-complex="normal"/>
    </style:style>
    <style:style style:name="T16" style:family="text">
      <style:text-properties fo:font-weight="normal" officeooo:rsid="0008c5c9" style:font-weight-asian="normal" style:font-weight-complex="normal"/>
    </style:style>
    <style:style style:name="T17" style:family="text">
      <style:text-properties fo:font-weight="normal" officeooo:rsid="0008c8f9" style:font-weight-asian="normal" style:font-weight-complex="normal"/>
    </style:style>
    <style:style style:name="T18" style:family="text">
      <style:text-properties fo:font-weight="normal" officeooo:rsid="000951ea" style:font-weight-asian="normal" style:font-weight-complex="normal"/>
    </style:style>
    <style:style style:name="T19" style:family="text">
      <style:text-properties fo:font-weight="normal" officeooo:rsid="000a9570" style:font-weight-asian="normal" style:font-weight-complex="normal"/>
    </style:style>
    <style:style style:name="T20" style:family="text">
      <style:text-properties officeooo:rsid="0001eaea"/>
    </style:style>
    <style:style style:name="T21" style:family="text">
      <style:text-properties officeooo:rsid="0003b1c2"/>
    </style:style>
    <style:style style:name="T22" style:family="text">
      <style:text-properties officeooo:rsid="00048e6d"/>
    </style:style>
    <style:style style:name="T23" style:family="text">
      <style:text-properties officeooo:rsid="000783e6"/>
    </style:style>
    <style:style style:name="T24" style:family="text">
      <style:text-properties style:text-position="super 58%" fo:font-weight="bold" officeooo:rsid="0008c5c9" style:font-weight-asian="bold" style:font-weight-complex="bold"/>
    </style:style>
    <style:style style:name="T25" style:family="text">
      <style:text-properties style:text-position="0% 100%" fo:font-weight="bold" officeooo:rsid="0008c5c9" style:font-weight-asian="bold" style:font-weight-complex="bold"/>
    </style:style>
    <style:style style:name="T26" style:family="text">
      <style:text-properties style:text-position="0% 100%" fo:font-weight="bold" officeooo:rsid="000951ea" style:font-weight-asian="bold" style:font-weight-complex="bold"/>
    </style:style>
    <style:style style:name="T27" style:family="text">
      <style:text-properties style:text-position="0% 100%" fo:font-weight="normal" officeooo:rsid="0008c5c9" style:font-weight-asian="normal" style:font-weight-complex="normal"/>
    </style:style>
    <style:style style:name="T28" style:family="text">
      <style:text-properties style:text-position="0% 100%" fo:font-weight="normal" officeooo:rsid="000951ea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Universidade Federal de Goiás</text:p>
      <text:p text:style-name="P1">Instituto de Informática - Sistemas de Informação</text:p>
      <text:p text:style-name="P1">Ian Badan</text:p>
      <text:p text:style-name="P1">Karlla Chaves</text:p>
      <text:p text:style-name="P1">Marcos Vinícius de Souza Oliveira</text:p>
      <text:p text:style-name="P1"/>
      <text:p text:style-name="P1">Projeto de Software - Cartão de Vacinação Online (VCO)</text:p>
      <text:p text:style-name="P1"/>
      <text:p text:style-name="P8">Descrição Casos de Uso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1">C</text:span><text:span text:style-name="T2">DU0</text:span><text:span text:style-name="T1">: </text:span><text:span text:style-name="T11">Acessar o sistema.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Ator(es) principal(ais): </text:span><text:span text:style-name="T12">Administrador (Governo), Administrador (Hospital), Funcionário (Hopsital), Cidadão.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Pré-condições: </text:span>Ter o aplicativo instalado em um dispositivo móvel ou <text:span text:style-name="T23">acesso à página</text:span> WEB do Sistema</text:p>
          </table:table-cell>
        </table:table-row>
        <table:table-row table:style-name="Table1.1">
          <table:table-cell table:style-name="Table1.A1" office:value-type="string">
            <text:p text:style-name="P11">Garantia de Sucesso: <text:span text:style-name="T10">Pop up informando que o acesso foi permitido e redirecionamento para a tela inicial do sistema.</text:span></text:p>
          </table:table-cell>
        </table:table-row>
        <table:table-row table:style-name="Table1.1">
          <table:table-cell table:style-name="Table1.A5" office:value-type="string">
            <text:p text:style-name="P2"><text:span text:style-name="T1">Fluxo básico: <text:s/>1. </text:span>Iniciar o aplicativo ou acessar pela página Web;<text:span text:style-name="T1"> </text:span></text:p>
            <text:p text:style-name="P2"><text:span text:style-name="T1"><text:s text:c="25"/>2. </text:span>Clicar em cadastrar novo usuário;</text:p>
            <text:p text:style-name="P2"><text:s text:c="25"/><text:span text:style-name="T1">3. </text:span>Fornecer nome completo;</text:p>
            <text:p text:style-name="P2"><text:s text:c="25"/><text:span text:style-name="T1">4. </text:span>Definir senha para acesso (min 8 dígitos);</text:p>
            <text:p text:style-name="P2"><text:s text:c="25"/><text:span text:style-name="T1">5.</text:span> Definir e-mail para cadastro;</text:p>
            <text:p text:style-name="P2"><text:s text:c="25"/><text:span text:style-name="T1">6.</text:span> Fornecer CPF válido;</text:p>
            <text:p text:style-name="P2"><text:s text:c="25"/><text:span text:style-name="T1">7.</text:span> Fornecer Data de Nascimento;</text:p>
            <text:p text:style-name="P2"><text:s text:c="25"/><text:span text:style-name="T1">8. </text:span>Endereço válido;</text:p>
            <text:p text:style-name="P2"><text:s text:c="25"/><text:span text:style-name="T1">9.</text:span> Selecionar sexo;</text:p>
            <text:p text:style-name="P2"><text:s text:c="25"/><text:span text:style-name="T1">10.</text:span> Fornecer número de telefone;</text:p>
            <text:p text:style-name="P2"><text:s text:c="25"/><text:span text:style-name="T1">11. </text:span>Clicar em “Cadastrar” para finalizar o cadastro;</text:p>
            <text:p text:style-name="P2"><text:s text:c="25"/><text:span text:style-name="T1">12. </text:span>Acessar no e-mail o link para confirmação de cadastro</text:p>
          </table:table-cell>
        </table:table-row>
        <table:table-row table:style-name="Table1.1">
          <table:table-cell table:style-name="Table1.A1" office:value-type="string">
            <text:p text:style-name="P2"><text:span text:style-name="T1">Fluxo alternativo: 1a: </text:span>O aplicativo apresenta algum erro ao ser inicializado:</text:p>
            <text:p text:style-name="P2"><text:s text:c="39"/>1- O usuário deve reiniciá-lo;</text:p>
            <text:p text:style-name="P2"><text:s text:c="39"/>2- O caso de uso termina.</text:p>
            <text:p text:style-name="P2"><text:span text:style-name="T1"><text:s text:c="31"/>4a: </text:span>Senha fornecida possui menos de 8 dígitos:</text:p>
            <text:p text:style-name="P2"><text:s text:c="40"/>1- Aparecer mensagem “senha menor que o mínimo requerido”</text:p>
            <text:p text:style-name="P2"><text:s text:c="40"/>2- Usuário fornece senha de 8 dígitos ou mais</text:p>
            <text:p text:style-name="P2"><text:s text:c="31"/><text:span text:style-name="T1">5a: </text:span>E-mail fornecido pelo usuário não é válido:</text:p>
            <text:p text:style-name="P2"><text:s text:c="40"/>1- Não receberá o e-mail de confirmação de cadastro;</text:p>
            <text:p text:style-name="P2"><text:s text:c="40"/>2- Cadastro não será confirmado;</text:p>
            <text:p text:style-name="P2"><text:s text:c="40"/>3- Será necessário o usuário recadastrar utilizando outro e-mail <text:s text:c="25"/>que seja válido;</text:p>
            <text:p text:style-name="P2"><text:s text:c="30"/><text:span text:style-name="T1">6a: </text:span>CPF informado não existe ou não condiz com o nome fornecido</text:p>
            <text:p text:style-name="P2"><text:s text:c="40"/>1- Cadastro não será finalizado;</text:p>
            <text:p text:style-name="P2"><text:s text:c="40"/>2- A mensagem “CPF inválido” aparecerá embaixo do campo CPF;</text:p>
            <text:p text:style-name="P2"><text:s text:c="40"/>3- Usuário fornece um CPF válido e finaliza o cadastro</text:p>
          </table:table-cell>
        </table:table-row>
        <table:table-row table:style-name="Table1.1">
          <table:table-cell table:style-name="Table1.A5" office:value-type="string">
            <text:p text:style-name="P11">Frequência: <text:span text:style-name="T10">Muito frequente</text:span></text:p>
          </table:table-cell>
        </table:table-row>
      </table:table>
      <text:p text:style-name="P12"><text:soft-page-break/>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"><text:span text:style-name="T1">C</text:span><text:span text:style-name="T2">DU</text:span><text:span text:style-name="T3">1</text:span><text:span text:style-name="T1">: </text:span><text:span text:style-name="T12">Alterar senha</text:span><text:span text:style-name="T11">.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">Ator(es) principal(ais): </text:span><text:span text:style-name="T12">Administrador (Governo), Administrador (Hospital), Funcionário (Hopsital), Cidadão.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">Pré-condições: </text:span>Ter o aplicativo instalado em um dispositivo móvel ou <text:span text:style-name="T23">acesso à página</text:span> WEB do Sistema; <text:span text:style-name="T21">Possuir cadastro efetivado no sistema</text:span></text:p>
          </table:table-cell>
        </table:table-row>
        <table:table-row table:style-name="Tabela1.1">
          <table:table-cell table:style-name="Tabela1.A1" office:value-type="string">
            <text:p text:style-name="P11">Garantia de Sucesso: <text:span text:style-name="T10">Surgimento de uma tela informando que a senha foi alterada com sucesso</text:span></text:p>
          </table:table-cell>
        </table:table-row>
        <table:table-row table:style-name="Tabela1.1">
          <table:table-cell table:style-name="Tabela1.A5" office:value-type="string">
            <text:p text:style-name="P3"><text:span text:style-name="T1">Fluxo básico: <text:s/>1. </text:span>Iniciar o aplicativo ou acessar pela página Web;<text:span text:style-name="T1"> </text:span></text:p>
            <text:p text:style-name="P3"><text:span text:style-name="T1"><text:s text:c="25"/>2. </text:span>Clicar em “<text:span text:style-name="T20">Login”</text:span>;</text:p>
            <text:p text:style-name="P3"><text:s text:c="25"/><text:span text:style-name="T1">3. </text:span>Fornecer nome <text:span text:style-name="T20">de usuário</text:span>;</text:p>
            <text:p text:style-name="P3"><text:s text:c="25"/><text:span text:style-name="T1">4. </text:span><text:span text:style-name="T12">Clicar em “Esqueci minha senha”</text:span>;</text:p>
            <text:p text:style-name="P3"><text:s text:c="25"/><text:span text:style-name="T1">5.</text:span> <text:span text:style-name="T20">Fornecer e-mail usado no cadastro no sistema</text:span>;</text:p>
            <text:p text:style-name="P3"><text:s text:c="25"/><text:span text:style-name="T1">6.</text:span> <text:span text:style-name="T20">Acessar e-mail para confirmar mudança de senha</text:span>;</text:p>
            <text:p text:style-name="P3"><text:s text:c="25"/><text:span text:style-name="T1">7.</text:span> Fornecer <text:span text:style-name="T20">nova senha (min. 8 dígitos)</text:span>;</text:p>
            <text:p text:style-name="P3"><text:s text:c="25"/><text:span text:style-name="T1">8. </text:span><text:span text:style-name="T12">Fornecer novamente a nova senha</text:span>;</text:p>
            <text:p text:style-name="P3"><text:s text:c="25"/><text:span text:style-name="T1">9.</text:span> <text:span text:style-name="T12">Clicar em “Confirmar mudança de senha”.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">Fluxo alternativo: 1a: </text:span>O aplicativo apresenta algum erro ao ser inicializado:</text:p>
            <text:p text:style-name="P3"><text:s text:c="39"/>1- O usuário deve reiniciá-lo;</text:p>
            <text:p text:style-name="P3"><text:s text:c="39"/>2- O caso de uso termina.</text:p>
            <text:p text:style-name="P3"><text:s text:c="31"/><text:span text:style-name="T1">5a: </text:span>E-mail fornecido pelo usuário não é válido:</text:p>
            <text:p text:style-name="P3"><text:s text:c="40"/>1- Não receberá o e-mail de <text:span text:style-name="T20">mudança de senha</text:span>;</text:p>
            <text:p text:style-name="P3"><text:s text:c="40"/>2- <text:span text:style-name="T20">mudança de senha</text:span> não será confirmad<text:span text:style-name="T20">a</text:span>;</text:p>
            <text:p text:style-name="P3"><text:s text:c="40"/>3- Será necessário o usuário recadastrar utilizando outro e-mail <text:s text:c="24"/>que seja válido;</text:p>
            <text:p text:style-name="P5"><text:s text:c="30"/><text:span text:style-name="T1"><text:s text:c="2"/></text:span><text:span text:style-name="T5">7</text:span><text:span text:style-name="T1">a: </text:span>Senha fornecida possui menos de 8 dígitos:</text:p>
            <text:p text:style-name="P5"><text:s text:c="40"/>1- Aparecer mensagem “senha menor que o mínimo requerido”</text:p>
            <text:p text:style-name="P5"><text:s text:c="40"/>2- Usuário fornece senha de 8 dígitos ou mais.</text:p>
            <text:p text:style-name="P3"><text:s text:c="26"/></text:p>
          </table:table-cell>
        </table:table-row>
        <table:table-row table:style-name="Tabela1.1">
          <table:table-cell table:style-name="Tabela1.A5" office:value-type="string">
            <text:p text:style-name="P11">Frequência: <text:span text:style-name="T10">Mediana</text:span></text:p>
          </table:table-cell>
        </table:table-row>
      </table:table>
      <text:p text:style-name="P9"/>
      <text:p text:style-name="P10"/>
      <text:p text:style-name="P13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4"><text:span text:style-name="T1">C</text:span><text:span text:style-name="T2">DU</text:span><text:span text:style-name="T4">2</text:span><text:span text:style-name="T1">: </text:span><text:span text:style-name="T13">Cadastrar </text:span><text:span text:style-name="T15">hospital.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Ator(es) principal(ais): </text:span><text:span text:style-name="T12">Administrador (Governo).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Pré-condições: </text:span>Ter o aplicativo instalado em um dispositivo móvel ou <text:span text:style-name="T23">acesso à página</text:span> WEB do Sistema; <text:span text:style-name="T22">Possuir cadastrado efetivado no sistema como Administrador associado ao Governo.</text:span></text:p>
          </table:table-cell>
        </table:table-row>
        <table:table-row table:style-name="Tabela2.1">
          <table:table-cell table:style-name="Tabela2.A4" office:value-type="string">
            <text:p text:style-name="P11">Garantia de Sucesso: <text:span text:style-name="T10">Mensagem informando que o hospital foi adicionado ao sistema e surgimento do mesmo na lista de hospitais.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Fluxo básico: <text:s/>1. </text:span>Iniciar o aplicativo ou acessar pela página Web;<text:span text:style-name="T1"> </text:span></text:p>
            <text:p text:style-name="P4"><text:span text:style-name="T1"><text:s text:c="25"/>2. </text:span>Clicar em “<text:span text:style-name="T20">Login”</text:span>;</text:p>
            <text:p text:style-name="P4"><text:s text:c="25"/><text:span text:style-name="T1">3. </text:span>Fornecer nome <text:span text:style-name="T20">de usuário</text:span>;</text:p>
            <text:p text:style-name="P4"><text:s text:c="25"/><text:span text:style-name="T1">4. </text:span><text:span text:style-name="T12">Clicar em “</text:span><text:span text:style-name="T14">S</text:span><text:span text:style-name="T12">enha”</text:span>;</text:p>
            <text:p text:style-name="P4"><text:s text:c="25"/><text:span text:style-name="T1">5.</text:span> <text:span text:style-name="T20">Fornecer a senha</text:span>;</text:p>
            <text:p text:style-name="P4"><text:s text:c="25"/><text:span text:style-name="T1">6.</text:span> <text:span text:style-name="T22">Clicar em “Cadastrar hospital</text:span>;</text:p>
            <text:p text:style-name="P4"><text:s text:c="25"/><text:span text:style-name="T1">7.</text:span> Fornecer <text:span text:style-name="T22">o nome do Hospital a ser cadastrado</text:span>;</text:p>
            <text:p text:style-name="P4"><text:s text:c="25"/><text:span text:style-name="T1">8. </text:span><text:span text:style-name="T12">Fornecer </text:span><text:span text:style-name="T14">cidade em que o hospital está localizado</text:span>;</text:p>
            <text:p text:style-name="P4"><text:s text:c="25"/><text:span text:style-name="T1">9.</text:span> <text:span text:style-name="T22">Fornecer estado em que hospital está localizado</text:span><text:span text:style-name="T12">.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Fluxo alternativo: 1a: </text:span>O aplicativo apresenta algum erro ao ser inicializado:</text:p>
            <text:p text:style-name="P4"><text:s text:c="39"/>1- O usuário deve reiniciá-lo;</text:p>
            <text:p text:style-name="P4"><text:s text:c="39"/>2- O caso de uso termina.</text:p>
            <text:p text:style-name="P4"><text:span text:style-name="T1"><text:s text:c="31"/></text:span><text:span text:style-name="T5">7</text:span><text:span text:style-name="T1">a: </text:span><text:span text:style-name="T14">Nome do hospital a ser cadastrado é digitado errado</text:span>:</text:p>
            <text:p text:style-name="P4"><text:s text:c="40"/>1- Aparecer mensagem “<text:span text:style-name="T22">Hospital inexistente ou com nome incorreto</text:span>”;</text:p>
            <text:p text:style-name="P6"><text:s text:c="20"/>2- Usuário <text:span text:style-name="T22">escreve corretamente o nome do hospital;</text:span></text:p>
            <text:p text:style-name="P7"><text:s text:c="39"/><text:span text:style-name="T22">3- O caso de uso é finalizado.</text:span></text:p>
          </table:table-cell>
        </table:table-row>
        <table:table-row table:style-name="Tabela2.1">
          <table:table-cell table:style-name="Tabela2.A4" office:value-type="string">
            <text:p text:style-name="P11">Frequência: <text:span text:style-name="T10">Relativamente alta no início da implementação do sistema e baixa depois de um tempo.</text:span></text:p>
          </table:table-cell>
        </table:table-row>
      </table:table>
      <text:p text:style-name="P10"/>
      <text:p text:style-name="P10"/>
      <text:p text:style-name="P21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6"><text:span text:style-name="T1">C</text:span><text:span text:style-name="T2">DU</text:span><text:span text:style-name="T6">3</text:span><text:span text:style-name="T1">: </text:span><text:span text:style-name="T16">Apagar cadastro de hospital.</text:span></text:p>
          </table:table-cell>
        </table:table-row>
        <table:table-row table:style-name="Tabela3.1">
          <table:table-cell table:style-name="Tabela3.A1" office:value-type="string">
            <text:p text:style-name="P16"><text:span text:style-name="T1">Ator(es) principal(ais): </text:span><text:span text:style-name="T12">Administrador (Governo).</text:span></text:p>
          </table:table-cell>
        </table:table-row>
        <table:table-row table:style-name="Tabela3.1">
          <table:table-cell table:style-name="Tabela3.A1" office:value-type="string">
            <text:p text:style-name="P16"><text:span text:style-name="T1">Pré-condições: </text:span>Ter o aplicativo instalado em um dispositivo móvel ou <text:span text:style-name="T23">acesso à página</text:span> WEB do Sistema; <text:span text:style-name="T22">Possuir cadastrado efetivado no sistema como Administrador associado ao Governo.</text:span></text:p>
          </table:table-cell>
        </table:table-row>
        <table:table-row table:style-name="Tabela3.1">
          <table:table-cell table:style-name="Tabela3.A4" office:value-type="string">
            <text:p text:style-name="P19">Garantia de Sucesso: <text:span text:style-name="T10">Mensagem informando que o hospital foi </text:span><text:span text:style-name="T16">apagado</text:span><text:span text:style-name="T10"> </text:span><text:span text:style-name="T16">d</text:span><text:span text:style-name="T10">o sistema e </text:span><text:span text:style-name="T16">exclusão</text:span><text:span text:style-name="T10"> do mesmo na lista de hospitais.</text:span></text:p>
          </table:table-cell>
        </table:table-row>
        <table:table-row table:style-name="Tabela3.1">
          <table:table-cell table:style-name="Tabela3.A1" office:value-type="string">
            <text:p text:style-name="P16"><text:span text:style-name="T1">Fluxo básico: <text:s/>1. </text:span>Iniciar o aplicativo ou acessar pela página Web;<text:span text:style-name="T1"> </text:span></text:p>
            <text:p text:style-name="P16"><text:span text:style-name="T1"><text:s text:c="25"/>2. </text:span>Clicar em “<text:span text:style-name="T20">Login”</text:span>;</text:p>
            <text:p text:style-name="P16"><text:s text:c="25"/><text:span text:style-name="T1">3. </text:span>Fornecer nome <text:span text:style-name="T20">de usuário</text:span>;</text:p>
            <text:p text:style-name="P16"><text:s text:c="25"/><text:span text:style-name="T1">4. </text:span><text:span text:style-name="T12">Clicar em “</text:span><text:span text:style-name="T14">S</text:span><text:span text:style-name="T12">enha”</text:span>;</text:p>
            <text:p text:style-name="P16"><text:s text:c="25"/><text:span text:style-name="T1">5.</text:span> <text:span text:style-name="T20">Fornecer a senha</text:span>;</text:p>
            <text:p text:style-name="P16"><text:s text:c="25"/><text:span text:style-name="T1">6.</text:span> <text:span text:style-name="T22">Clicar em “Hospitais Cadastrados”</text:span>;</text:p>
            <text:p text:style-name="P16"><text:s text:c="25"/><text:span text:style-name="T1">7.</text:span> Fornecer <text:span text:style-name="T22">o nome do hospital que se deseja excluir do sistema</text:span>;</text:p>
            <text:p text:style-name="P16"><text:s text:c="25"/><text:span text:style-name="T1">8. </text:span><text:span text:style-name="T12">Fornecer </text:span><text:span text:style-name="T14">cidade em que o hospital está localizado</text:span>;</text:p>
            <text:p text:style-name="P16"><text:s text:c="25"/><text:span text:style-name="T1">9.</text:span> <text:span text:style-name="T22">Fornecer estado em que hospital está localizado</text:span><text:span text:style-name="T12">.</text:span></text:p>
            <text:p text:style-name="P16"><text:span text:style-name="T12"><text:s text:c="23"/></text:span><text:span text:style-name="T7">10. </text:span><text:span text:style-name="T16">Clicar em “Apagar cadastro deste hospital”</text:span></text:p>
            <text:p text:style-name="P16"><text:span text:style-name="T16"><text:s text:c="23"/></text:span><text:span text:style-name="T7">11. </text:span><text:span text:style-name="T16">Fornecer CPF para confirmar ação;</text:span></text:p>
            <text:p text:style-name="P16"><text:span text:style-name="T16"><text:s text:c="23"/></text:span><text:span text:style-name="T7">12. </text:span><text:span text:style-name="T16">Clicar em “Confirmar”.</text:span></text:p>
          </table:table-cell>
        </table:table-row>
        <table:table-row table:style-name="Tabela3.1">
          <table:table-cell table:style-name="Tabela3.A1" office:value-type="string">
            <text:p text:style-name="P16"><text:span text:style-name="T1">Fluxo alternativo: 1a: </text:span>O aplicativo apresenta algum erro ao ser inicializado:</text:p>
            <text:p text:style-name="P16"><text:s text:c="39"/>1- O usuário deve reiniciá-lo;</text:p>
            <text:p text:style-name="P16"><text:s text:c="39"/>2- O caso de uso termina.</text:p>
            <text:p text:style-name="P16"><text:span text:style-name="T1"><text:s text:c="31"/></text:span><text:span text:style-name="T5">7</text:span><text:span text:style-name="T1">a: </text:span><text:span text:style-name="T14">Nome do hospital a ser cadastrado é digitado errado</text:span>:</text:p>
            <text:p text:style-name="P16"><text:s text:c="40"/>1- Aparecer mensagem “<text:span text:style-name="T22">Hospital inexistente ou com nome incorreto</text:span>”;</text:p>
            <text:p text:style-name="P17"><text:s text:c="20"/>2- Usuário <text:span text:style-name="T22">escreve corretamente o nome do hospital;</text:span></text:p>
            <text:p text:style-name="P18"><text:s text:c="40"/><text:span text:style-name="T22">3- O caso de uso é finalizado.</text:span></text:p>
            <text:p text:style-name="P18"><text:s text:c="31"/><text:span text:style-name="T7">11</text:span><text:span text:style-name="T24"> </text:span><text:span text:style-name="T25">a: </text:span><text:span text:style-name="T27">O CPF informado não é de um administrador do governo:</text:span></text:p>
            <text:p text:style-name="P18"><text:span text:style-name="T27"><text:s text:c="42"/>1- Pedir para que o CPF seja digitado novamente;</text:span></text:p>
            <text:p text:style-name="P18"><text:span text:style-name="T27"><text:s text:c="42"/>2- Caso o erro persista informar ao administrador do sistema uma tentativa de acesso perigosa.</text:span></text:p>
          </table:table-cell>
        </table:table-row>
        <table:table-row table:style-name="Tabela3.1">
          <table:table-cell table:style-name="Tabela3.A4" office:value-type="string">
            <text:p text:style-name="P19">Frequência: <text:span text:style-name="T10">Relativamente alta no início da implementação do sistema e baixa depois de um tempo.</text:span></text:p>
          </table:table-cell>
        </table:table-row>
      </table:table>
      <text:p text:style-name="P20"/>
      <text:p text:style-name="P20"/>
      <text:p text:style-name="P21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16"><text:span text:style-name="T1">C</text:span><text:span text:style-name="T2">DU</text:span><text:span text:style-name="T6">4</text:span><text:span text:style-name="T1">: </text:span><text:span text:style-name="T9">Modoficar </text:span><text:span text:style-name="T16">cadastro de hospital.</text:span></text:p>
          </table:table-cell>
        </table:table-row>
        <table:table-row table:style-name="Tabela4.1">
          <table:table-cell table:style-name="Tabela4.A1" office:value-type="string">
            <text:p text:style-name="P16"><text:span text:style-name="T1">Ator(es) principal(ais): </text:span><text:span text:style-name="T12">Administrador (Governo).</text:span></text:p>
          </table:table-cell>
        </table:table-row>
        <table:table-row table:style-name="Tabela4.1">
          <table:table-cell table:style-name="Tabela4.A1" office:value-type="string">
            <text:p text:style-name="P16"><text:span text:style-name="T1">Pré-condições: </text:span>Ter o aplicativo instalado em um dispositivo móvel ou <text:span text:style-name="T23">acesso à página</text:span> WEB do Sistema; <text:span text:style-name="T22">Possuir cadastrado efetivado no sistema como Administrador associado ao Governo.</text:span></text:p>
          </table:table-cell>
        </table:table-row>
        <table:table-row table:style-name="Tabela4.1">
          <table:table-cell table:style-name="Tabela4.A4" office:value-type="string">
            <text:p text:style-name="P19">Garantia de Sucesso: <text:span text:style-name="T10">Mensagem informando que </text:span><text:span text:style-name="T17">as alterações realizadas no cadastro foram salvas com sucesso</text:span><text:span text:style-name="T10">.</text:span></text:p>
          </table:table-cell>
        </table:table-row>
        <table:table-row table:style-name="Tabela4.1">
          <table:table-cell table:style-name="Tabela4.A1" office:value-type="string">
            <text:p text:style-name="P16"><text:span text:style-name="T1">Fluxo básico: <text:s/>1. </text:span>Iniciar o aplicativo ou acessar pela página Web;<text:span text:style-name="T1"> </text:span></text:p>
            <text:p text:style-name="P16"><text:span text:style-name="T1"><text:s text:c="25"/>2. </text:span>Clicar em “<text:span text:style-name="T20">Login”</text:span>;</text:p>
            <text:p text:style-name="P16"><text:s text:c="25"/><text:span text:style-name="T1">3. </text:span>Fornecer nome <text:span text:style-name="T20">de usuário</text:span>;</text:p>
            <text:p text:style-name="P16"><text:s text:c="25"/><text:span text:style-name="T1">4. </text:span><text:span text:style-name="T12">Clicar em “</text:span><text:span text:style-name="T14">S</text:span><text:span text:style-name="T12">enha”</text:span>;</text:p>
            <text:p text:style-name="P16"><text:s text:c="25"/><text:span text:style-name="T1">5.</text:span> <text:span text:style-name="T20">Fornecer a senha</text:span>;</text:p>
            <text:p text:style-name="P16"><text:s text:c="25"/><text:span text:style-name="T1">6.</text:span> <text:span text:style-name="T22">Clicar em “Hospitais Cadastrados”</text:span>;</text:p>
            <text:p text:style-name="P16"><text:s text:c="25"/><text:span text:style-name="T1">7.</text:span> Fornecer <text:span text:style-name="T22">o nome do hospital que se deseja alterar o cadastro</text:span>;</text:p>
            <text:p text:style-name="P16"><text:s text:c="25"/><text:span text:style-name="T1">8. </text:span><text:span text:style-name="T18">Escolher qual campo se deseja modificar;</text:span></text:p>
            <text:p text:style-name="P16"><text:s text:c="25"/><text:span text:style-name="T1">9.</text:span> <text:span text:style-name="T22">Fornecer CPF para confirmação de identidade</text:span><text:span text:style-name="T12">;</text:span></text:p>
            <text:p text:style-name="P16"><text:span text:style-name="T12"><text:s text:c="23"/></text:span><text:span text:style-name="T7">10. </text:span><text:span text:style-name="T16">Clicar em “</text:span><text:span text:style-name="T18">Confirmar Alterações</text:span><text:span text:style-name="T16">”</text:span></text:p>
          </table:table-cell>
        </table:table-row>
        <table:table-row table:style-name="Tabela4.1">
          <table:table-cell table:style-name="Tabela4.A1" office:value-type="string">
            <text:p text:style-name="P16"><text:span text:style-name="T1">Fluxo alternativo: 1a: </text:span>O aplicativo apresenta algum erro ao ser inicializado:</text:p>
            <text:p text:style-name="P16"><text:s text:c="39"/>1- O usuário deve reiniciá-lo;</text:p>
            <text:p text:style-name="P16"><text:s text:c="39"/>2- O caso de uso termina.</text:p>
            <text:p text:style-name="P16"><text:span text:style-name="T1"><text:s text:c="31"/></text:span><text:span text:style-name="T5">7</text:span><text:span text:style-name="T1">a: </text:span><text:span text:style-name="T14">Nome do hospital a ser cadastrado é digitado errado</text:span>:</text:p>
            <text:p text:style-name="P16"><text:s text:c="40"/>1- Aparecer mensagem “<text:span text:style-name="T22">Hospital inexistente ou com nome incorreto</text:span>”;</text:p>
            <text:p text:style-name="P17"><text:s text:c="20"/>2- Usuário <text:span text:style-name="T22">escreve corretamente o nome do hospital;</text:span></text:p>
            <text:p text:style-name="P18"><text:s text:c="40"/><text:span text:style-name="T22">3- O caso de uso é finalizado.</text:span></text:p>
            <text:p text:style-name="P18"><text:s text:c="32"/><text:span text:style-name="T8">8</text:span><text:span text:style-name="T26">a</text:span><text:span text:style-name="T8">: </text:span><text:span text:style-name="T26"><text:s/></text:span><text:span text:style-name="T28">Campo escolhido não pod ser modificado:</text:span></text:p>
            <text:p text:style-name="P18"><text:span text:style-name="T28"><text:s text:c="40"/>1- Informar ao usuário que aquele campo não pode sofrer alterações;</text:span></text:p>
            <text:p text:style-name="P18"><text:span text:style-name="T28"><text:s text:c="41"/>2- O caso de uso termina.</text:span></text:p>
            <text:p text:style-name="P18"><text:s text:c="31"/><text:span text:style-name="T7">11</text:span><text:span text:style-name="T24"> </text:span><text:span text:style-name="T25">a: </text:span><text:span text:style-name="T27">O CPF informado não é de um administrador do governo:</text:span></text:p>
            <text:p text:style-name="P18"><text:span text:style-name="T27"><text:s text:c="42"/>1- Pedir para que o CPF seja digitado novamente;</text:span></text:p>
            <text:p text:style-name="P18"><text:span text:style-name="T27"><text:s text:c="42"/>2- Caso o erro persista informar ao administrador do sistema uma tentativa de acesso perigosa.</text:span></text:p>
          </table:table-cell>
        </table:table-row>
        <table:table-row table:style-name="Tabela4.1">
          <table:table-cell table:style-name="Tabela4.A4" office:value-type="string">
            <text:p text:style-name="P19">Frequência: <text:span text:style-name="T19">Pouco frequente.</text:span></text:p>
          </table:table-cell>
        </table:table-row>
      </table:table>
      <text:p text:style-name="P20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9-10T15:48:24.789770408</dc:date>
    <meta:editing-duration>PT38M36S</meta:editing-duration>
    <meta:editing-cycles>9</meta:editing-cycles>
    <meta:document-statistic meta:table-count="5" meta:image-count="0" meta:object-count="0" meta:page-count="6" meta:paragraph-count="139" meta:word-count="1128" meta:character-count="10101" meta:non-whitespace-character-count="6058"/>
  </office:meta>
</office:document-meta>
</file>